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3f3" officeooo:paragraph-rsid="001be3f3"/>
    </style:style>
    <style:style style:name="P2" style:family="paragraph" style:parent-style-name="Standard">
      <style:text-properties officeooo:rsid="001be3f3" officeooo:paragraph-rsid="0020b768"/>
    </style:style>
    <style:style style:name="P3" style:family="paragraph" style:parent-style-name="Standard">
      <style:text-properties officeooo:rsid="001be3f3" officeooo:paragraph-rsid="00244b73"/>
    </style:style>
    <style:style style:name="P4" style:family="paragraph" style:parent-style-name="Standard">
      <style:text-properties officeooo:rsid="002265f8" officeooo:paragraph-rsid="002265f8"/>
    </style:style>
    <style:style style:name="P5" style:family="paragraph" style:parent-style-name="Standard">
      <style:text-properties officeooo:rsid="001be3f3" officeooo:paragraph-rsid="00244b73"/>
    </style:style>
    <style:style style:name="P6" style:family="paragraph" style:parent-style-name="Standard">
      <style:text-properties officeooo:paragraph-rsid="002d28ad"/>
    </style:style>
    <style:style style:name="T1" style:family="text">
      <style:text-properties officeooo:rsid="001d41e4"/>
    </style:style>
    <style:style style:name="T2" style:family="text">
      <style:text-properties officeooo:rsid="001db5c1"/>
    </style:style>
    <style:style style:name="T3" style:family="text">
      <style:text-properties officeooo:rsid="001e2de6"/>
    </style:style>
    <style:style style:name="T4" style:family="text">
      <style:text-properties officeooo:rsid="001fbb13"/>
    </style:style>
    <style:style style:name="T5" style:family="text">
      <style:text-properties officeooo:rsid="002092b9"/>
    </style:style>
    <style:style style:name="T6" style:family="text">
      <style:text-properties officeooo:rsid="0020b768"/>
    </style:style>
    <style:style style:name="T7" style:family="text">
      <style:text-properties officeooo:rsid="001be3f3"/>
    </style:style>
    <style:style style:name="T8" style:family="text">
      <style:text-properties officeooo:rsid="002265f8"/>
    </style:style>
    <style:style style:name="T9" style:family="text">
      <style:text-properties officeooo:rsid="00244b73"/>
    </style:style>
    <style:style style:name="T10" style:family="text">
      <style:text-properties officeooo:rsid="00256ee2"/>
    </style:style>
    <style:style style:name="T11" style:family="text">
      <style:text-properties officeooo:rsid="00270320"/>
    </style:style>
    <style:style style:name="T12" style:family="text">
      <style:text-properties officeooo:rsid="00274589"/>
    </style:style>
    <style:style style:name="T13" style:family="text">
      <style:text-properties officeooo:rsid="002a5290"/>
    </style:style>
    <style:style style:name="T14" style:family="text">
      <style:text-properties officeooo:rsid="002aa549"/>
    </style:style>
    <style:style style:name="T15" style:family="text">
      <style:text-properties officeooo:rsid="002ba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hause <text:span text:style-name="T6">(Home)</text:span></text:p>
      <text:p text:style-name="P1"/>
      <text:p text:style-name="P2"><text:span text:style-name="T3">I bet you would have read the notification with a smirk and said, “My God, now where did this girl travel to? How does she find the time?” Well I am right here, in Paderborn! W</text:span><text:span text:style-name="T4">h</text:span><text:span text:style-name="T2">ile traveling the world we often </text:span><text:span text:style-name="T5">forget to</text:span><text:span text:style-name="T2"> appreciate hom</text:span><text:span text:style-name="T3">e. Today and in the next few posts I talk about Paderborn, where</text:span> I have seen seasons change, people walk in and out of my life and the pandemic <text:span text:style-name="T1">cripple the world. While the world begs for another chance to enjoy the power of “touch”, silently there is a town that touched my heart, and within a year it became my home.. mein Zuhause!</text:span></text:p>
      <text:p text:style-name="P2"/>
      <text:p text:style-name="P6"><text:span text:style-name="T9">I left for Germany one year back </text:span><text:span text:style-name="T14">and coincidentally on the same day </text:span><text:span text:style-name="T9">I </text:span><text:span text:style-name="T14">got a final confirmation </text:span><text:span text:style-name="T9">that nobody </text:span><text:span text:style-name="T10">from my</text:span><text:span text:style-name="T9"> family will be in the same continent as me; </text:span><text:span text:style-name="T14">even as I embarked on one of the most challenging journeys in my life!</text:span><text:span text:style-name="T9"> As difficult as it was to </text:span><text:span text:style-name="T15">for me </text:span><text:span text:style-name="T9">digest that, it </text:span><text:span text:style-name="T15">also </text:span><text:span text:style-name="T9">urged me to consider myself as my family </text:span><text:span text:style-name="T13">too!</text:span><text:span text:style-name="T9"> </text:span><text:span text:style-name="T1">T</text:span><text:span text:style-name="T7">his is a world I have created for myself, </text:span><text:span text:style-name="T1">thousands of miles away from the people I love; </text:span><text:span text:style-name="T9">a world none of them have seen till now.</text:span></text:p>
      <text:p text:style-name="P6"/>
      <text:p text:style-name="P6"><text:span text:style-name="T11">I was f</text:span><text:span text:style-name="T8">ortunate enough to spend some months here before I moved for a longer time. </text:span><text:span text:style-name="T12">I d</text:span><text:span text:style-name="T8">idn’t love it initially, but then I anyway don’t believe in love at first sight. Love is a slow process, to find someone or some place and choose to love them with all their flaws.</text:span></text:p>
      <text:p text:style-name="P4"><text:s/></text:p>
      <text:p text:style-name="P1">Ordinary place, slow, I’m not used to it.</text:p>
      <text:p text:style-name="P3">Town that playfully dances with a river by its side, the shortest river in Germany</text:p>
      <text:p text:style-name="P3">Can’t imagine living anywhere else now. </text:p>
      <text:p text:style-name="P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0:50:53.460604383</meta:creation-date>
    <dc:date>2022-02-07T16:51:14.841924839</dc:date>
    <meta:editing-duration>PT31M34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4" meta:character-count="1472" meta:non-whitespace-character-count="1193"/>
  </office:meta>
</office:document-meta>
</file>